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8552" calcext:value-type="float">
            <text:p>210.9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08624" calcext:value-type="float">
            <text:p>209.2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328" calcext:value-type="float">
            <text:p>209.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69" calcext:value-type="float">
            <text:p>209.1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26912" calcext:value-type="float">
            <text:p>209.2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33008" calcext:value-type="float">
            <text:p>209.2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9208" calcext:value-type="float">
            <text:p>209.3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3592" calcext:value-type="float">
            <text:p>209.3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0544" calcext:value-type="float">
            <text:p>209.3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42736" calcext:value-type="float">
            <text:p>209.3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94552" calcext:value-type="float">
            <text:p>209.3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9792" calcext:value-type="float">
            <text:p>209.4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8236" calcext:value-type="float">
            <text:p>209.3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85992" calcext:value-type="float">
            <text:p>209.4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53048" calcext:value-type="float">
            <text:p>209.5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28664" calcext:value-type="float">
            <text:p>209.5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29248" calcext:value-type="float">
            <text:p>209.6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46952" calcext:value-type="float">
            <text:p>209.5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07912" calcext:value-type="float">
            <text:p>209.6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4144" calcext:value-type="float">
            <text:p>209.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47536" calcext:value-type="float">
            <text:p>209.6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78016" calcext:value-type="float">
            <text:p>209.6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60312" calcext:value-type="float">
            <text:p>209.7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1272" calcext:value-type="float">
            <text:p>209.8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42608" calcext:value-type="float">
            <text:p>209.8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75552" calcext:value-type="float">
            <text:p>209.7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81648" calcext:value-type="float">
            <text:p>209.7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79184" calcext:value-type="float">
            <text:p>209.8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99936" calcext:value-type="float">
            <text:p>209.7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75552" calcext:value-type="float">
            <text:p>209.7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11544" calcext:value-type="float">
            <text:p>209.7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69456" calcext:value-type="float">
            <text:p>209.7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75552" calcext:value-type="float">
            <text:p>209.7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14592" calcext:value-type="float">
            <text:p>209.7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4216" calcext:value-type="float">
            <text:p>209.7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2432" calcext:value-type="float">
            <text:p>209.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48" calcext:value-type="float">
            <text:p>209.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48" calcext:value-type="float">
            <text:p>209.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76136" calcext:value-type="float">
            <text:p>209.8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4624" calcext:value-type="float">
            <text:p>209.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88912" calcext:value-type="float">
            <text:p>209.9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88912" calcext:value-type="float">
            <text:p>209.9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3768" calcext:value-type="float">
            <text:p>210.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28536" calcext:value-type="float">
            <text:p>210.0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89496" calcext:value-type="float">
            <text:p>210.0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19976" calcext:value-type="float">
            <text:p>210.1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53504" calcext:value-type="float">
            <text:p>210.1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08368" calcext:value-type="float">
            <text:p>210.2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5104" calcext:value-type="float">
            <text:p>210.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8472" calcext:value-type="float">
            <text:p>210.2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99808" calcext:value-type="float">
            <text:p>210.2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2376" calcext:value-type="float">
            <text:p>210.2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8152" calcext:value-type="float">
            <text:p>210.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99808" calcext:value-type="float">
            <text:p>210.2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66864" calcext:value-type="float">
            <text:p>210.3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69912" calcext:value-type="float">
            <text:p>210.3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54672" calcext:value-type="float">
            <text:p>210.3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3544" calcext:value-type="float">
            <text:p>210.4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1936" calcext:value-type="float">
            <text:p>210.5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6216" calcext:value-type="float">
            <text:p>210.5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1936" calcext:value-type="float">
            <text:p>210.5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168" calcext:value-type="float">
            <text:p>210.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38136" calcext:value-type="float">
            <text:p>210.6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86904" calcext:value-type="float">
            <text:p>210.6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44816" calcext:value-type="float">
            <text:p>210.7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692" calcext:value-type="float">
            <text:p>210.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24064" calcext:value-type="float">
            <text:p>210.8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72832" calcext:value-type="float">
            <text:p>210.8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5504" calcext:value-type="float">
            <text:p>210.9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58176" calcext:value-type="float">
            <text:p>210.9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79512" calcext:value-type="float">
            <text:p>210.9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978" calcext:value-type="float">
            <text:p>210.9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83144" calcext:value-type="float">
            <text:p>211.0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16672" calcext:value-type="float">
            <text:p>211.1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61808" calcext:value-type="float">
            <text:p>211.0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40472" calcext:value-type="float">
            <text:p>211.0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67904" calcext:value-type="float">
            <text:p>211.0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07528" calcext:value-type="float">
            <text:p>211.1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496" calcext:value-type="float">
            <text:p>211.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98384" calcext:value-type="float">
            <text:p>211.0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64856" calcext:value-type="float">
            <text:p>211.0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2828" calcext:value-type="float">
            <text:p>211.0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19136" calcext:value-type="float">
            <text:p>211.0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8256" calcext:value-type="float">
            <text:p>210.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31328" calcext:value-type="float">
            <text:p>211.0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88072" calcext:value-type="float">
            <text:p>210.8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69784" calcext:value-type="float">
            <text:p>210.8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2456" calcext:value-type="float">
            <text:p>210.9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45984" calcext:value-type="float">
            <text:p>210.9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73416" calcext:value-type="float">
            <text:p>210.9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61808" calcext:value-type="float">
            <text:p>211.0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74" calcext:value-type="float">
            <text:p>211.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91704" calcext:value-type="float">
            <text:p>210.9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19136" calcext:value-type="float">
            <text:p>211.0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0848" calcext:value-type="float">
            <text:p>211.0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5504" calcext:value-type="float">
            <text:p>210.9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8552" calcext:value-type="float">
            <text:p>210.9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12456" calcext:value-type="float">
            <text:p>210.9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39888" calcext:value-type="float">
            <text:p>210.9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45984" calcext:value-type="float">
            <text:p>210.9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454" calcext:value-type="float">
            <text:p>210.8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17968" calcext:value-type="float">
            <text:p>210.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39304" calcext:value-type="float">
            <text:p>210.8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39304" calcext:value-type="float">
            <text:p>210.8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93584" calcext:value-type="float">
            <text:p>210.7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50912" calcext:value-type="float">
            <text:p>210.7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47864" calcext:value-type="float">
            <text:p>210.7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26528" calcext:value-type="float">
            <text:p>210.7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29576" calcext:value-type="float">
            <text:p>210.7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44816" calcext:value-type="float">
            <text:p>210.7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2348" calcext:value-type="float">
            <text:p>210.7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5944" calcext:value-type="float">
            <text:p>210.6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3272" calcext:value-type="float">
            <text:p>210.5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9368" calcext:value-type="float">
            <text:p>210.5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0224" calcext:value-type="float">
            <text:p>210.5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58888" calcext:value-type="float">
            <text:p>210.5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2536" calcext:value-type="float">
            <text:p>210.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9264" calcext:value-type="float">
            <text:p>210.5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04024" calcext:value-type="float">
            <text:p>210.5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7964" calcext:value-type="float">
            <text:p>210.4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43064" calcext:value-type="float">
            <text:p>210.4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94296" calcext:value-type="float">
            <text:p>210.3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79056" calcext:value-type="float">
            <text:p>210.3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7296" calcext:value-type="float">
            <text:p>210.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63816" calcext:value-type="float">
            <text:p>210.3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2724" calcext:value-type="float">
            <text:p>210.3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2376" calcext:value-type="float">
            <text:p>210.2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75424" calcext:value-type="float">
            <text:p>210.2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60184" calcext:value-type="float">
            <text:p>210.2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38848" calcext:value-type="float">
            <text:p>210.2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11416" calcext:value-type="float">
            <text:p>210.2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7484" calcext:value-type="float">
            <text:p>210.1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50456" calcext:value-type="float">
            <text:p>210.1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126072" calcext:value-type="float">
            <text:p>210.1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9864" calcext:value-type="float">
            <text:p>210.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834" calcext:value-type="float">
            <text:p>210.0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6816" calcext:value-type="float">
            <text:p>210.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74256" calcext:value-type="float">
            <text:p>210.0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49872" calcext:value-type="float">
            <text:p>210.0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10248" calcext:value-type="float">
            <text:p>210.0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004152" calcext:value-type="float">
            <text:p>210.0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88912" calcext:value-type="float">
            <text:p>209.9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70624" calcext:value-type="float">
            <text:p>209.9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37096" calcext:value-type="float">
            <text:p>209.9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27952" calcext:value-type="float">
            <text:p>209.9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40144" calcext:value-type="float">
            <text:p>209.9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906616" calcext:value-type="float">
            <text:p>209.9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63944" calcext:value-type="float">
            <text:p>209.8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91376" calcext:value-type="float">
            <text:p>209.8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7756" calcext:value-type="float">
            <text:p>209.0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3656" calcext:value-type="float">
            <text:p>209.0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9752" calcext:value-type="float">
            <text:p>209.0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11088" calcext:value-type="float">
            <text:p>209.1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232" calcext:value-type="float">
            <text:p>209.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91632" calcext:value-type="float">
            <text:p>208.8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67248" calcext:value-type="float">
            <text:p>208.8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91632" calcext:value-type="float">
            <text:p>208.8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2592" calcext:value-type="float">
            <text:p>208.9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612" calcext:value-type="float">
            <text:p>208.9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0136" calcext:value-type="float">
            <text:p>209.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74512" calcext:value-type="float">
            <text:p>209.0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7756" calcext:value-type="float">
            <text:p>209.0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5368" calcext:value-type="float">
            <text:p>209.0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0128" calcext:value-type="float">
            <text:p>209.0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3176" calcext:value-type="float">
            <text:p>209.0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4708" calcext:value-type="float">
            <text:p>209.0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59272" calcext:value-type="float">
            <text:p>209.0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10504" calcext:value-type="float">
            <text:p>209.0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3072" calcext:value-type="float">
            <text:p>208.9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0024" calcext:value-type="float">
            <text:p>208.9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8688" calcext:value-type="float">
            <text:p>208.9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992" calcext:value-type="float">
            <text:p>208.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7352" calcext:value-type="float">
            <text:p>208.9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04" calcext:value-type="float">
            <text:p>208.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3824" calcext:value-type="float">
            <text:p>208.9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9336" calcext:value-type="float">
            <text:p>208.8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752" calcext:value-type="float">
            <text:p>208.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1048" calcext:value-type="float">
            <text:p>208.7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4228" calcext:value-type="float">
            <text:p>208.7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0192" calcext:value-type="float">
            <text:p>208.8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87416" calcext:value-type="float">
            <text:p>208.6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8988" calcext:value-type="float">
            <text:p>208.5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68544" calcext:value-type="float">
            <text:p>208.5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4416" calcext:value-type="float">
            <text:p>208.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7464" calcext:value-type="float">
            <text:p>208.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92344" calcext:value-type="float">
            <text:p>208.4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46624" calcext:value-type="float">
            <text:p>208.4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13096" calcext:value-type="float">
            <text:p>208.4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128" calcext:value-type="float">
            <text:p>208.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03368" calcext:value-type="float">
            <text:p>208.3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984" calcext:value-type="float">
            <text:p>208.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21072" calcext:value-type="float">
            <text:p>208.2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75352" calcext:value-type="float">
            <text:p>208.1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0488" calcext:value-type="float">
            <text:p>208.1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29632" calcext:value-type="float">
            <text:p>208.1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8296" calcext:value-type="float">
            <text:p>208.1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83912" calcext:value-type="float">
            <text:p>208.0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81448" calcext:value-type="float">
            <text:p>208.1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0592" calcext:value-type="float">
            <text:p>208.1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6316" calcext:value-type="float">
            <text:p>208.1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05248" calcext:value-type="float">
            <text:p>208.1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80864" calcext:value-type="float">
            <text:p>208.0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93056" calcext:value-type="float">
            <text:p>208.0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68672" calcext:value-type="float">
            <text:p>208.0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74768" calcext:value-type="float">
            <text:p>208.0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59528" calcext:value-type="float">
            <text:p>208.0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4124" calcext:value-type="float">
            <text:p>208.0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61992" calcext:value-type="float">
            <text:p>207.9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74184" calcext:value-type="float">
            <text:p>207.9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6504" calcext:value-type="float">
            <text:p>207.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10176" calcext:value-type="float">
            <text:p>207.9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52264" calcext:value-type="float">
            <text:p>207.8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33976" calcext:value-type="float">
            <text:p>207.8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18736" calcext:value-type="float">
            <text:p>207.8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1264" calcext:value-type="float">
            <text:p>207.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06544" calcext:value-type="float">
            <text:p>207.8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79112" calcext:value-type="float">
            <text:p>207.7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33392" calcext:value-type="float">
            <text:p>207.7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15104" calcext:value-type="float">
            <text:p>207.7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96816" calcext:value-type="float">
            <text:p>207.6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4144" calcext:value-type="float">
            <text:p>207.6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17568" calcext:value-type="float">
            <text:p>207.6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6232" calcext:value-type="float">
            <text:p>207.5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8404" calcext:value-type="float">
            <text:p>207.5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5356" calcext:value-type="float">
            <text:p>207.5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20032" calcext:value-type="float">
            <text:p>207.5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95648" calcext:value-type="float">
            <text:p>207.4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65168" calcext:value-type="float">
            <text:p>207.4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37736" calcext:value-type="float">
            <text:p>207.4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49928" calcext:value-type="float">
            <text:p>207.4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34104" calcext:value-type="float">
            <text:p>207.3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972" calcext:value-type="float">
            <text:p>207.3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03624" calcext:value-type="float">
            <text:p>207.3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91432" calcext:value-type="float">
            <text:p>207.2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45712" calcext:value-type="float">
            <text:p>207.2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1828" calcext:value-type="float">
            <text:p>207.2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0304" calcext:value-type="float">
            <text:p>207.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878" calcext:value-type="float">
            <text:p>207.1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60368" calcext:value-type="float">
            <text:p>207.1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8176" calcext:value-type="float">
            <text:p>207.1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5128" calcext:value-type="float">
            <text:p>207.1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17696" calcext:value-type="float">
            <text:p>207.1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9636" calcext:value-type="float">
            <text:p>207.0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6588" calcext:value-type="float">
            <text:p>207.0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56736" calcext:value-type="float">
            <text:p>207.0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53688" calcext:value-type="float">
            <text:p>207.0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7592" calcext:value-type="float">
            <text:p>207.0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29304" calcext:value-type="float">
            <text:p>207.0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0492" calcext:value-type="float">
            <text:p>207.0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17112" calcext:value-type="float">
            <text:p>207.0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98824" calcext:value-type="float">
            <text:p>206.9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34816" calcext:value-type="float">
            <text:p>206.9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50056" calcext:value-type="float">
            <text:p>206.9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68344" calcext:value-type="float">
            <text:p>206.9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348" calcext:value-type="float">
            <text:p>206.9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95192" calcext:value-type="float">
            <text:p>206.8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9952" calcext:value-type="float">
            <text:p>206.8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64712" calcext:value-type="float">
            <text:p>206.8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5088" calcext:value-type="float">
            <text:p>206.8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18992" calcext:value-type="float">
            <text:p>206.8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204" calcext:value-type="float">
            <text:p>206.8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6776" calcext:value-type="float">
            <text:p>206.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64712" calcext:value-type="float">
            <text:p>206.8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6904" calcext:value-type="float">
            <text:p>206.8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9824" calcext:value-type="float">
            <text:p>206.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01288" calcext:value-type="float">
            <text:p>206.9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0808" calcext:value-type="float">
            <text:p>206.8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8136" calcext:value-type="float">
            <text:p>206.8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49472" calcext:value-type="float">
            <text:p>206.8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5088" calcext:value-type="float">
            <text:p>206.8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9368" calcext:value-type="float">
            <text:p>206.7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9368" calcext:value-type="float">
            <text:p>206.7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3272" calcext:value-type="float">
            <text:p>206.7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0224" calcext:value-type="float">
            <text:p>206.7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6108" calcext:value-type="float">
            <text:p>206.7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51936" calcext:value-type="float">
            <text:p>206.7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4584" calcext:value-type="float">
            <text:p>206.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964" calcext:value-type="float">
            <text:p>206.6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6592" calcext:value-type="float">
            <text:p>206.6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90976" calcext:value-type="float">
            <text:p>206.6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2208" calcext:value-type="float">
            <text:p>206.6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72104" calcext:value-type="float">
            <text:p>206.5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3064" calcext:value-type="float">
            <text:p>206.6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57448" calcext:value-type="float">
            <text:p>206.6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5528" calcext:value-type="float">
            <text:p>206.5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8952" calcext:value-type="float">
            <text:p>206.4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02584" calcext:value-type="float">
            <text:p>206.6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6592" calcext:value-type="float">
            <text:p>206.6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0016" calcext:value-type="float">
            <text:p>206.6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3064" calcext:value-type="float">
            <text:p>206.6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6112" calcext:value-type="float">
            <text:p>206.6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3064" calcext:value-type="float">
            <text:p>206.6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964" calcext:value-type="float">
            <text:p>206.6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18408" calcext:value-type="float">
            <text:p>206.7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8304" calcext:value-type="float">
            <text:p>206.6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6968" calcext:value-type="float">
            <text:p>206.6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05632" calcext:value-type="float">
            <text:p>206.6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30016" calcext:value-type="float">
            <text:p>206.6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8488" calcext:value-type="float">
            <text:p>206.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81832" calcext:value-type="float">
            <text:p>206.6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51352" calcext:value-type="float">
            <text:p>206.6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87928" calcext:value-type="float">
            <text:p>206.6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21456" calcext:value-type="float">
            <text:p>206.7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0224" calcext:value-type="float">
            <text:p>206.7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8136" calcext:value-type="float">
            <text:p>206.8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0224" calcext:value-type="float">
            <text:p>206.7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39744" calcext:value-type="float">
            <text:p>206.7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51936" calcext:value-type="float">
            <text:p>206.7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7632" calcext:value-type="float">
            <text:p>206.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94608" calcext:value-type="float">
            <text:p>206.7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5252" calcext:value-type="float">
            <text:p>206.8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348" calcext:value-type="float">
            <text:p>206.9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50056" calcext:value-type="float">
            <text:p>206.9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9576" calcext:value-type="float">
            <text:p>206.9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9576" calcext:value-type="float">
            <text:p>206.9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56152" calcext:value-type="float">
            <text:p>206.9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4396" calcext:value-type="float">
            <text:p>206.9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22624" calcext:value-type="float">
            <text:p>206.9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40912" calcext:value-type="float">
            <text:p>206.9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07968" calcext:value-type="float">
            <text:p>207.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68928" calcext:value-type="float">
            <text:p>207.0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75024" calcext:value-type="float">
            <text:p>207.0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32352" calcext:value-type="float">
            <text:p>207.0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29304" calcext:value-type="float">
            <text:p>207.0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7592" calcext:value-type="float">
            <text:p>207.0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354" calcext:value-type="float">
            <text:p>207.0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354" calcext:value-type="float">
            <text:p>207.0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44544" calcext:value-type="float">
            <text:p>207.0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38448" calcext:value-type="float">
            <text:p>207.0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9636" calcext:value-type="float">
            <text:p>207.0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17696" calcext:value-type="float">
            <text:p>207.1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23792" calcext:value-type="float">
            <text:p>207.1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63416" calcext:value-type="float">
            <text:p>207.1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0304" calcext:value-type="float">
            <text:p>207.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64" calcext:value-type="float">
            <text:p>207.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91432" calcext:value-type="float">
            <text:p>207.2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7924" calcext:value-type="float">
            <text:p>207.2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43248" calcext:value-type="float">
            <text:p>207.3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5544" calcext:value-type="float">
            <text:p>207.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18864" calcext:value-type="float">
            <text:p>207.3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0116" calcext:value-type="float">
            <text:p>207.4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28592" calcext:value-type="float">
            <text:p>207.4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3164" calcext:value-type="float">
            <text:p>207.4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04208" calcext:value-type="float">
            <text:p>207.4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01744" calcext:value-type="float">
            <text:p>207.5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8404" calcext:value-type="float">
            <text:p>207.5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6232" calcext:value-type="float">
            <text:p>207.5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80992" calcext:value-type="float">
            <text:p>207.5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3184" calcext:value-type="float">
            <text:p>207.5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7548" calcext:value-type="float">
            <text:p>207.6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18152" calcext:value-type="float">
            <text:p>207.7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63872" calcext:value-type="float">
            <text:p>207.7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06544" calcext:value-type="float">
            <text:p>207.8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9696" calcext:value-type="float">
            <text:p>207.8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01032" calcext:value-type="float">
            <text:p>207.9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22368" calcext:value-type="float">
            <text:p>207.9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71136" calcext:value-type="float">
            <text:p>207.9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31512" calcext:value-type="float">
            <text:p>207.9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983328" calcext:value-type="float">
            <text:p>207.9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13808" calcext:value-type="float">
            <text:p>208.0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035144" calcext:value-type="float">
            <text:p>208.0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14392" calcext:value-type="float">
            <text:p>208.1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4016" calcext:value-type="float">
            <text:p>208.1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57064" calcext:value-type="float">
            <text:p>208.1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84496" calcext:value-type="float">
            <text:p>208.1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9736" calcext:value-type="float">
            <text:p>208.1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9736" calcext:value-type="float">
            <text:p>208.1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6984" calcext:value-type="float">
            <text:p>208.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55184" calcext:value-type="float">
            <text:p>208.3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82032" calcext:value-type="float">
            <text:p>208.2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18608" calcext:value-type="float">
            <text:p>208.3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5272" calcext:value-type="float">
            <text:p>208.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58816" calcext:value-type="float">
            <text:p>208.4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88712" calcext:value-type="float">
            <text:p>208.3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10632" calcext:value-type="float">
            <text:p>208.5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4416" calcext:value-type="float">
            <text:p>208.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10632" calcext:value-type="float">
            <text:p>208.5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41112" calcext:value-type="float">
            <text:p>208.5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17312" calcext:value-type="float">
            <text:p>208.6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26456" calcext:value-type="float">
            <text:p>208.6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69128" calcext:value-type="float">
            <text:p>208.6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75224" calcext:value-type="float">
            <text:p>208.6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48376" calcext:value-type="float">
            <text:p>208.7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1904" calcext:value-type="float">
            <text:p>208.7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30672" calcext:value-type="float">
            <text:p>208.8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55056" calcext:value-type="float">
            <text:p>208.8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03824" calcext:value-type="float">
            <text:p>208.9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52592" calcext:value-type="float">
            <text:p>208.9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7352" calcext:value-type="float">
            <text:p>208.9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0024" calcext:value-type="float">
            <text:p>208.9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4708" calcext:value-type="float">
            <text:p>209.0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4708" calcext:value-type="float">
            <text:p>209.0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8416" calcext:value-type="float">
            <text:p>209.0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17184" calcext:value-type="float">
            <text:p>209.1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65952" calcext:value-type="float">
            <text:p>209.1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08624" calcext:value-type="float">
            <text:p>209.2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84824" calcext:value-type="float">
            <text:p>209.2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0544" calcext:value-type="float">
            <text:p>209.3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9208" calcext:value-type="float">
            <text:p>209.3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97016" calcext:value-type="float">
            <text:p>209.2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9208" calcext:value-type="float">
            <text:p>209.3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91504" calcext:value-type="float">
            <text:p>209.3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94552" calcext:value-type="float">
            <text:p>209.3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42736" calcext:value-type="float">
            <text:p>209.3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30544" calcext:value-type="float">
            <text:p>209.3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48832" calcext:value-type="float">
            <text:p>209.3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57976" calcext:value-type="float">
            <text:p>209.3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57976" calcext:value-type="float">
            <text:p>209.3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15888" calcext:value-type="float">
            <text:p>209.4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55512" calcext:value-type="float">
            <text:p>209.4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37224" calcext:value-type="float">
            <text:p>209.4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5856" calcext:value-type="float">
            <text:p>209.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18936" calcext:value-type="float">
            <text:p>209.4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10376" calcext:value-type="float">
            <text:p>209.5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28664" calcext:value-type="float">
            <text:p>209.5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86576" calcext:value-type="float">
            <text:p>209.5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04864" calcext:value-type="float">
            <text:p>209.6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89624" calcext:value-type="float">
            <text:p>209.5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92672" calcext:value-type="float">
            <text:p>209.5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11544" calcext:value-type="float">
            <text:p>209.7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06032" calcext:value-type="float">
            <text:p>209.8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90792" calcext:value-type="float">
            <text:p>209.7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81648" calcext:value-type="float">
            <text:p>209.7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18224" calcext:value-type="float">
            <text:p>209.8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60896" calcext:value-type="float">
            <text:p>209.8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82232" calcext:value-type="float">
            <text:p>209.8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63944" calcext:value-type="float">
            <text:p>209.8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48" calcext:value-type="float">
            <text:p>209.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48" calcext:value-type="float">
            <text:p>209.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3956" calcext:value-type="float">
            <text:p>209.8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57848" calcext:value-type="float">
            <text:p>209.8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63944" calcext:value-type="float">
            <text:p>209.8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60896" calcext:value-type="float">
            <text:p>209.8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830416" calcext:value-type="float">
            <text:p>209.8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84696" calcext:value-type="float">
            <text:p>209.7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72504" calcext:value-type="float">
            <text:p>209.7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4216" calcext:value-type="float">
            <text:p>209.7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51168" calcext:value-type="float">
            <text:p>209.7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42024" calcext:value-type="float">
            <text:p>209.7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26784" calcext:value-type="float">
            <text:p>209.7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11544" calcext:value-type="float">
            <text:p>209.7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711544" calcext:value-type="float">
            <text:p>209.7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96304" calcext:value-type="float">
            <text:p>209.6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53632" calcext:value-type="float">
            <text:p>209.6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04864" calcext:value-type="float">
            <text:p>209.6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07912" calcext:value-type="float">
            <text:p>209.6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98768" calcext:value-type="float">
            <text:p>209.5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601816" calcext:value-type="float">
            <text:p>209.6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5" calcext:value-type="float">
            <text:p>209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79896" calcext:value-type="float">
            <text:p>209.4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67704" calcext:value-type="float">
            <text:p>209.4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4332" calcext:value-type="float">
            <text:p>209.4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61608" calcext:value-type="float">
            <text:p>209.4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64656" calcext:value-type="float">
            <text:p>209.4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5856" calcext:value-type="float">
            <text:p>209.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86304" calcext:value-type="float">
            <text:p>205.8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72944" calcext:value-type="float">
            <text:p>205.6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6936" calcext:value-type="float">
            <text:p>204.8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30784" calcext:value-type="float">
            <text:p>203.6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18592" calcext:value-type="float">
            <text:p>203.6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88696" calcext:value-type="float">
            <text:p>203.6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96544" calcext:value-type="float">
            <text:p>203.9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9464" calcext:value-type="float">
            <text:p>204.4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1656" calcext:value-type="float">
            <text:p>204.5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62304" calcext:value-type="float">
            <text:p>204.3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412" calcext:value-type="float">
            <text:p>204.4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3604" calcext:value-type="float">
            <text:p>204.5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9192" calcext:value-type="float">
            <text:p>204.6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4328" calcext:value-type="float">
            <text:p>204.5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3096" calcext:value-type="float">
            <text:p>204.6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7" calcext:value-type="float">
            <text:p>204.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1864" calcext:value-type="float">
            <text:p>204.6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0256" calcext:value-type="float">
            <text:p>204.7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1036" calcext:value-type="float">
            <text:p>204.8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04264" calcext:value-type="float">
            <text:p>204.8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16456" calcext:value-type="float">
            <text:p>204.8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7416" calcext:value-type="float">
            <text:p>204.8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0088" calcext:value-type="float">
            <text:p>204.9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68856" calcext:value-type="float">
            <text:p>204.9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848" calcext:value-type="float">
            <text:p>205.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42008" calcext:value-type="float">
            <text:p>205.0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7352" calcext:value-type="float">
            <text:p>205.1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4564" calcext:value-type="float">
            <text:p>205.1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9544" calcext:value-type="float">
            <text:p>205.1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18208" calcext:value-type="float">
            <text:p>205.1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34032" calcext:value-type="float">
            <text:p>205.2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94992" calcext:value-type="float">
            <text:p>205.2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25472" calcext:value-type="float">
            <text:p>205.3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9376" calcext:value-type="float">
            <text:p>205.3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98624" calcext:value-type="float">
            <text:p>205.3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71776" calcext:value-type="float">
            <text:p>205.4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35784" calcext:value-type="float">
            <text:p>205.5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78456" calcext:value-type="float">
            <text:p>205.5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32736" calcext:value-type="float">
            <text:p>205.5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32736" calcext:value-type="float">
            <text:p>205.5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560168" calcext:value-type="float">
            <text:p>205.5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45512" calcext:value-type="float">
            <text:p>205.6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72944" calcext:value-type="float">
            <text:p>205.6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21128" calcext:value-type="float">
            <text:p>205.6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85136" calcext:value-type="float">
            <text:p>205.6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30856" calcext:value-type="float">
            <text:p>205.7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79624" calcext:value-type="float">
            <text:p>205.7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28392" calcext:value-type="float">
            <text:p>205.8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07056" calcext:value-type="float">
            <text:p>205.8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79624" calcext:value-type="float">
            <text:p>205.7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34488" calcext:value-type="float">
            <text:p>205.8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8496" calcext:value-type="float">
            <text:p>205.8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25928" calcext:value-type="float">
            <text:p>205.9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11272" calcext:value-type="float">
            <text:p>206.0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1432" calcext:value-type="float">
            <text:p>206.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9936" calcext:value-type="float">
            <text:p>205.9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20416" calcext:value-type="float">
            <text:p>206.0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84424" calcext:value-type="float">
            <text:p>206.0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57576" calcext:value-type="float">
            <text:p>206.1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672" calcext:value-type="float">
            <text:p>206.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672" calcext:value-type="float">
            <text:p>206.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18536" calcext:value-type="float">
            <text:p>206.2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6344" calcext:value-type="float">
            <text:p>206.2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18536" calcext:value-type="float">
            <text:p>206.2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864" calcext:value-type="float">
            <text:p>206.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22168" calcext:value-type="float">
            <text:p>206.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19704" calcext:value-type="float">
            <text:p>206.4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16656" calcext:value-type="float">
            <text:p>206.4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04464" calcext:value-type="float">
            <text:p>206.4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4104" calcext:value-type="float">
            <text:p>206.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2" calcext:value-type="float">
            <text:p>206.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44672" calcext:value-type="float">
            <text:p>206.5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8952" calcext:value-type="float">
            <text:p>206.4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5904" calcext:value-type="float">
            <text:p>206.4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02584" calcext:value-type="float">
            <text:p>206.6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2208" calcext:value-type="float">
            <text:p>206.6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6968" calcext:value-type="float">
            <text:p>206.6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0868" calcext:value-type="float">
            <text:p>206.6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26384" calcext:value-type="float">
            <text:p>206.5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8576" calcext:value-type="float">
            <text:p>206.5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248" calcext:value-type="float">
            <text:p>206.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14192" calcext:value-type="float">
            <text:p>206.5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9328" calcext:value-type="float">
            <text:p>206.4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31896" calcext:value-type="float">
            <text:p>206.4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9532" calcext:value-type="float">
            <text:p>206.3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5696" calcext:value-type="float">
            <text:p>206.3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1056" calcext:value-type="float">
            <text:p>206.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83712" calcext:value-type="float">
            <text:p>206.4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4104" calcext:value-type="float">
            <text:p>206.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59328" calcext:value-type="float">
            <text:p>206.4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65424" calcext:value-type="float">
            <text:p>206.4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7152" calcext:value-type="float">
            <text:p>206.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5904" calcext:value-type="float">
            <text:p>206.4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41624" calcext:value-type="float">
            <text:p>206.5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0868" calcext:value-type="float">
            <text:p>206.6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0768" calcext:value-type="float">
            <text:p>206.5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11144" calcext:value-type="float">
            <text:p>206.5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3816" calcext:value-type="float">
            <text:p>206.5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4772" calcext:value-type="float">
            <text:p>206.5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62376" calcext:value-type="float">
            <text:p>206.4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62376" calcext:value-type="float">
            <text:p>206.4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05048" calcext:value-type="float">
            <text:p>206.5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6864" calcext:value-type="float">
            <text:p>206.5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05632" calcext:value-type="float">
            <text:p>206.6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17824" calcext:value-type="float">
            <text:p>206.6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51352" calcext:value-type="float">
            <text:p>206.6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66592" calcext:value-type="float">
            <text:p>206.6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45256" calcext:value-type="float">
            <text:p>206.6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11728" calcext:value-type="float">
            <text:p>206.6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0872" calcext:value-type="float">
            <text:p>206.6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20872" calcext:value-type="float">
            <text:p>206.6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9344" calcext:value-type="float">
            <text:p>206.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69056" calcext:value-type="float">
            <text:p>206.5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66008" calcext:value-type="float">
            <text:p>206.5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0768" calcext:value-type="float">
            <text:p>206.5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70936" calcext:value-type="float">
            <text:p>206.3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08808" calcext:value-type="float">
            <text:p>206.1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78328" calcext:value-type="float">
            <text:p>206.0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448" calcext:value-type="float">
            <text:p>206.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35656" calcext:value-type="float">
            <text:p>206.0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92984" calcext:value-type="float">
            <text:p>205.9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3812" calcext:value-type="float">
            <text:p>205.9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0688" calcext:value-type="float">
            <text:p>205.9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25928" calcext:value-type="float">
            <text:p>205.9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8496" calcext:value-type="float">
            <text:p>205.8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52776" calcext:value-type="float">
            <text:p>205.8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52776" calcext:value-type="float">
            <text:p>205.8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5448" calcext:value-type="float">
            <text:p>205.8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50312" calcext:value-type="float">
            <text:p>205.9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6888" calcext:value-type="float">
            <text:p>205.9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84424" calcext:value-type="float">
            <text:p>206.0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24048" calcext:value-type="float">
            <text:p>206.1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2336" calcext:value-type="float">
            <text:p>206.1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2336" calcext:value-type="float">
            <text:p>206.1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45384" calcext:value-type="float">
            <text:p>206.1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672" calcext:value-type="float">
            <text:p>206.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9768" calcext:value-type="float">
            <text:p>206.1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0624" calcext:value-type="float">
            <text:p>206.1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9288" calcext:value-type="float">
            <text:p>206.1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624" calcext:value-type="float">
            <text:p>206.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91104" calcext:value-type="float">
            <text:p>206.1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1584" calcext:value-type="float">
            <text:p>206.2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30728" calcext:value-type="float">
            <text:p>206.2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75864" calcext:value-type="float">
            <text:p>206.1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6672" calcext:value-type="float">
            <text:p>206.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88056" calcext:value-type="float">
            <text:p>206.1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624" calcext:value-type="float">
            <text:p>206.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3568" calcext:value-type="float">
            <text:p>206.0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9052" calcext:value-type="float">
            <text:p>206.0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78328" calcext:value-type="float">
            <text:p>206.0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2956" calcext:value-type="float">
            <text:p>206.0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96032" calcext:value-type="float">
            <text:p>205.9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9936" calcext:value-type="float">
            <text:p>205.9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56408" calcext:value-type="float">
            <text:p>205.9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0688" calcext:value-type="float">
            <text:p>205.9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04592" calcext:value-type="float">
            <text:p>205.9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6784" calcext:value-type="float">
            <text:p>205.9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9832" calcext:value-type="float">
            <text:p>205.9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0688" calcext:value-type="float">
            <text:p>205.9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68016" calcext:value-type="float">
            <text:p>205.8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162" calcext:value-type="float">
            <text:p>205.8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25344" calcext:value-type="float">
            <text:p>205.8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3144" calcext:value-type="float">
            <text:p>205.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97912" calcext:value-type="float">
            <text:p>205.7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46096" calcext:value-type="float">
            <text:p>205.7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30856" calcext:value-type="float">
            <text:p>205.7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00376" calcext:value-type="float">
            <text:p>205.7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54656" calcext:value-type="float">
            <text:p>205.6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3332" calcext:value-type="float">
            <text:p>205.6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36368" calcext:value-type="float">
            <text:p>205.6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21128" calcext:value-type="float">
            <text:p>205.6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06472" calcext:value-type="float">
            <text:p>205.7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46808" calcext:value-type="float">
            <text:p>205.3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98624" calcext:value-type="float">
            <text:p>205.3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71192" calcext:value-type="float">
            <text:p>205.3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46808" calcext:value-type="float">
            <text:p>205.3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16328" calcext:value-type="float">
            <text:p>205.3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70608" calcext:value-type="float">
            <text:p>205.2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64512" calcext:value-type="float">
            <text:p>205.2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46224" calcext:value-type="float">
            <text:p>205.2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94408" calcext:value-type="float">
            <text:p>205.1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73072" calcext:value-type="float">
            <text:p>205.1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63928" calcext:value-type="float">
            <text:p>205.1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51736" calcext:value-type="float">
            <text:p>205.1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6496" calcext:value-type="float">
            <text:p>205.1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2968" calcext:value-type="float">
            <text:p>205.1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944" calcext:value-type="float">
            <text:p>205.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51152" calcext:value-type="float">
            <text:p>205.0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26768" calcext:value-type="float">
            <text:p>205.0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5432" calcext:value-type="float">
            <text:p>205.0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17624" calcext:value-type="float">
            <text:p>205.0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05432" calcext:value-type="float">
            <text:p>205.0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6664" calcext:value-type="float">
            <text:p>204.9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35328" calcext:value-type="float">
            <text:p>204.9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3136" calcext:value-type="float">
            <text:p>204.9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83512" calcext:value-type="float">
            <text:p>204.8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62176" calcext:value-type="float">
            <text:p>204.8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8168" calcext:value-type="float">
            <text:p>204.7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1592" calcext:value-type="float">
            <text:p>204.7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6352" calcext:value-type="float">
            <text:p>204.7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12824" calcext:value-type="float">
            <text:p>204.7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844" calcext:value-type="float">
            <text:p>204.6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9672" calcext:value-type="float">
            <text:p>204.6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4808" calcext:value-type="float">
            <text:p>204.5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84808" calcext:value-type="float">
            <text:p>204.5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7376" calcext:value-type="float">
            <text:p>204.5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17752" calcext:value-type="float">
            <text:p>204.5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78128" calcext:value-type="float">
            <text:p>204.4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41552" calcext:value-type="float">
            <text:p>204.4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9888" calcext:value-type="float">
            <text:p>204.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59256" calcext:value-type="float">
            <text:p>204.3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04392" calcext:value-type="float">
            <text:p>204.3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7696" calcext:value-type="float">
            <text:p>204.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49528" calcext:value-type="float">
            <text:p>204.2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3124" calcext:value-type="float">
            <text:p>204.2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12952" calcext:value-type="float">
            <text:p>204.2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91616" calcext:value-type="float">
            <text:p>204.1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16" calcext:value-type="float">
            <text:p>204.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03808" calcext:value-type="float">
            <text:p>204.2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48944" calcext:value-type="float">
            <text:p>204.1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0932" calcext:value-type="float">
            <text:p>204.1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636" calcext:value-type="float">
            <text:p>204.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45312" calcext:value-type="float">
            <text:p>204.0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1788" calcext:value-type="float">
            <text:p>204.0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84352" calcext:value-type="float">
            <text:p>203.9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38632" calcext:value-type="float">
            <text:p>203.9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92912" calcext:value-type="float">
            <text:p>203.8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41096" calcext:value-type="float">
            <text:p>203.8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07568" calcext:value-type="float">
            <text:p>203.8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01472" calcext:value-type="float">
            <text:p>203.8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6736" calcext:value-type="float">
            <text:p>203.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15544" calcext:value-type="float">
            <text:p>203.6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7592" calcext:value-type="float">
            <text:p>203.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51536" calcext:value-type="float">
            <text:p>203.5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18008" calcext:value-type="float">
            <text:p>203.5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75336" calcext:value-type="float">
            <text:p>203.4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26568" calcext:value-type="float">
            <text:p>203.4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78" calcext:value-type="float">
            <text:p>203.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5984" calcext:value-type="float">
            <text:p>203.3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92456" calcext:value-type="float">
            <text:p>203.2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5588" calcext:value-type="float">
            <text:p>203.2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01016" calcext:value-type="float">
            <text:p>203.2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67488" calcext:value-type="float">
            <text:p>203.1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30912" calcext:value-type="float">
            <text:p>203.1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69952" calcext:value-type="float">
            <text:p>203.0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08992" calcext:value-type="float">
            <text:p>203.0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9744" calcext:value-type="float">
            <text:p>202.9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536" calcext:value-type="float">
            <text:p>202.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2312" calcext:value-type="float">
            <text:p>202.9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6592" calcext:value-type="float">
            <text:p>202.8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01728" calcext:value-type="float">
            <text:p>202.8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3772" calcext:value-type="float">
            <text:p>202.7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04192" calcext:value-type="float">
            <text:p>202.7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88952" calcext:value-type="float">
            <text:p>202.6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24944" calcext:value-type="float">
            <text:p>202.6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15216" calcext:value-type="float">
            <text:p>202.5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15216" calcext:value-type="float">
            <text:p>202.5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03024" calcext:value-type="float">
            <text:p>202.5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292" calcext:value-type="float">
            <text:p>202.4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05488" calcext:value-type="float">
            <text:p>202.4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08536" calcext:value-type="float">
            <text:p>202.4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20728" calcext:value-type="float">
            <text:p>202.4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9016" calcext:value-type="float">
            <text:p>202.4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90832" calcext:value-type="float">
            <text:p>202.4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57304" calcext:value-type="float">
            <text:p>202.4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69496" calcext:value-type="float">
            <text:p>202.4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14632" calcext:value-type="float">
            <text:p>202.4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50624" calcext:value-type="float">
            <text:p>202.3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4148" calcext:value-type="float">
            <text:p>202.3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5672" calcext:value-type="float">
            <text:p>202.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47576" calcext:value-type="float">
            <text:p>202.3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04904" calcext:value-type="float">
            <text:p>202.3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62232" calcext:value-type="float">
            <text:p>202.2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004" calcext:value-type="float">
            <text:p>202.2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2984" calcext:value-type="float">
            <text:p>202.1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92128" calcext:value-type="float">
            <text:p>202.1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2984" calcext:value-type="float">
            <text:p>202.1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4216" calcext:value-type="float">
            <text:p>202.1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09832" calcext:value-type="float">
            <text:p>202.1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8976" calcext:value-type="float">
            <text:p>202.1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67744" calcext:value-type="float">
            <text:p>202.1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0312" calcext:value-type="float">
            <text:p>202.1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7264" calcext:value-type="float">
            <text:p>202.1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4592" calcext:value-type="float">
            <text:p>202.0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5448" calcext:value-type="float">
            <text:p>202.0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42776" calcext:value-type="float">
            <text:p>202.0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062" calcext:value-type="float">
            <text:p>202.0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15344" calcext:value-type="float">
            <text:p>202.0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30584" calcext:value-type="float">
            <text:p>202.0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94008" calcext:value-type="float">
            <text:p>201.9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8288" calcext:value-type="float">
            <text:p>201.9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57432" calcext:value-type="float">
            <text:p>201.9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9096" calcext:value-type="float">
            <text:p>201.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8664" calcext:value-type="float">
            <text:p>201.9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65992" calcext:value-type="float">
            <text:p>201.8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9416" calcext:value-type="float">
            <text:p>201.8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332" calcext:value-type="float">
            <text:p>201.8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38" calcext:value-type="float">
            <text:p>201.8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87328" calcext:value-type="float">
            <text:p>201.8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0752" calcext:value-type="float">
            <text:p>201.8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0808" calcext:value-type="float">
            <text:p>201.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4552" calcext:value-type="float">
            <text:p>201.7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74552" calcext:value-type="float">
            <text:p>201.7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9284" calcext:value-type="float">
            <text:p>201.7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37976" calcext:value-type="float">
            <text:p>201.7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41024" calcext:value-type="float">
            <text:p>201.7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05032" calcext:value-type="float">
            <text:p>201.8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0648" calcext:value-type="float">
            <text:p>201.7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9284" calcext:value-type="float">
            <text:p>201.7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98936" calcext:value-type="float">
            <text:p>201.7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95888" calcext:value-type="float">
            <text:p>201.7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01984" calcext:value-type="float">
            <text:p>201.8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11128" calcext:value-type="float">
            <text:p>201.8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32464" calcext:value-type="float">
            <text:p>201.8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3696" calcext:value-type="float">
            <text:p>201.7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3188" calcext:value-type="float">
            <text:p>201.7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3968" calcext:value-type="float">
            <text:p>201.6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07496" calcext:value-type="float">
            <text:p>201.7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0544" calcext:value-type="float">
            <text:p>201.7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7016" calcext:value-type="float">
            <text:p>201.6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3008" calcext:value-type="float">
            <text:p>201.6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67872" calcext:value-type="float">
            <text:p>201.6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58728" calcext:value-type="float">
            <text:p>201.6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7768" calcext:value-type="float">
            <text:p>201.5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6536" calcext:value-type="float">
            <text:p>201.6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044" calcext:value-type="float">
            <text:p>201.6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376" calcext:value-type="float">
            <text:p>201.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0336" calcext:value-type="float">
            <text:p>201.5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00816" calcext:value-type="float">
            <text:p>201.6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6056" calcext:value-type="float">
            <text:p>201.6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00816" calcext:value-type="float">
            <text:p>201.6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9" calcext:value-type="float">
            <text:p>201.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0232" calcext:value-type="float">
            <text:p>201.5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5848" calcext:value-type="float">
            <text:p>201.4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6704" calcext:value-type="float">
            <text:p>201.4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8896" calcext:value-type="float">
            <text:p>201.4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8144" calcext:value-type="float">
            <text:p>201.5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61192" calcext:value-type="float">
            <text:p>201.5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5096" calcext:value-type="float">
            <text:p>201.5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03864" calcext:value-type="float">
            <text:p>201.6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6808" calcext:value-type="float">
            <text:p>201.5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8144" calcext:value-type="float">
            <text:p>201.5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376" calcext:value-type="float">
            <text:p>201.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61192" calcext:value-type="float">
            <text:p>201.5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6056" calcext:value-type="float">
            <text:p>201.6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8616" calcext:value-type="float">
            <text:p>201.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3592" calcext:value-type="float">
            <text:p>201.7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37392" calcext:value-type="float">
            <text:p>201.6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3008" calcext:value-type="float">
            <text:p>201.6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8616" calcext:value-type="float">
            <text:p>201.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41024" calcext:value-type="float">
            <text:p>201.7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3592" calcext:value-type="float">
            <text:p>201.7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9584" calcext:value-type="float">
            <text:p>201.6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52632" calcext:value-type="float">
            <text:p>201.6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67872" calcext:value-type="float">
            <text:p>201.6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9688" calcext:value-type="float">
            <text:p>201.7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6744" calcext:value-type="float">
            <text:p>201.7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6236" calcext:value-type="float">
            <text:p>201.7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0272" calcext:value-type="float">
            <text:p>201.8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26952" calcext:value-type="float">
            <text:p>201.9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8664" calcext:value-type="float">
            <text:p>201.9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17224" calcext:value-type="float">
            <text:p>201.8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35512" calcext:value-type="float">
            <text:p>201.8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23904" calcext:value-type="float">
            <text:p>201.9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33048" calcext:value-type="float">
            <text:p>201.9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84864" calcext:value-type="float">
            <text:p>201.9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1544" calcext:value-type="float">
            <text:p>202.0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5192" calcext:value-type="float">
            <text:p>202.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4592" calcext:value-type="float">
            <text:p>202.0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70208" calcext:value-type="float">
            <text:p>202.0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5928" calcext:value-type="float">
            <text:p>202.1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67744" calcext:value-type="float">
            <text:p>202.1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1168" calcext:value-type="float">
            <text:p>202.1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6032" calcext:value-type="float">
            <text:p>202.1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43944" calcext:value-type="float">
            <text:p>202.2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0416" calcext:value-type="float">
            <text:p>202.2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908" calcext:value-type="float">
            <text:p>202.1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6032" calcext:value-type="float">
            <text:p>202.1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92128" calcext:value-type="float">
            <text:p>202.1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25656" calcext:value-type="float">
            <text:p>202.2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79936" calcext:value-type="float">
            <text:p>202.1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0432" calcext:value-type="float">
            <text:p>202.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28704" calcext:value-type="float">
            <text:p>202.2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28704" calcext:value-type="float">
            <text:p>202.2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74424" calcext:value-type="float">
            <text:p>202.2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14048" calcext:value-type="float">
            <text:p>202.3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9184" calcext:value-type="float">
            <text:p>202.2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9184" calcext:value-type="float">
            <text:p>202.2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98808" calcext:value-type="float">
            <text:p>202.2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47576" calcext:value-type="float">
            <text:p>202.3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0244" calcext:value-type="float">
            <text:p>202.4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5968" calcext:value-type="float">
            <text:p>202.4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51792" calcext:value-type="float">
            <text:p>202.5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99976" calcext:value-type="float">
            <text:p>202.4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5968" calcext:value-type="float">
            <text:p>202.4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45696" calcext:value-type="float">
            <text:p>202.5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3984" calcext:value-type="float">
            <text:p>202.5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0936" calcext:value-type="float">
            <text:p>202.5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18848" calcext:value-type="float">
            <text:p>202.6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4568" calcext:value-type="float">
            <text:p>202.6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8096" calcext:value-type="float">
            <text:p>202.6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8096" calcext:value-type="float">
            <text:p>202.6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0768" calcext:value-type="float">
            <text:p>202.7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9536" calcext:value-type="float">
            <text:p>202.7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1352" calcext:value-type="float">
            <text:p>202.8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9012" calcext:value-type="float">
            <text:p>202.8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14504" calcext:value-type="float">
            <text:p>202.9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9744" calcext:value-type="float">
            <text:p>202.9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6696" calcext:value-type="float">
            <text:p>202.9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69368" calcext:value-type="float">
            <text:p>202.9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21184" calcext:value-type="float">
            <text:p>203.0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1204" calcext:value-type="float">
            <text:p>203.0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60808" calcext:value-type="float">
            <text:p>203.0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85192" calcext:value-type="float">
            <text:p>203.0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3584" calcext:value-type="float">
            <text:p>203.1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6444" calcext:value-type="float">
            <text:p>203.1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55296" calcext:value-type="float">
            <text:p>203.1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13208" calcext:value-type="float">
            <text:p>203.2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254" calcext:value-type="float">
            <text:p>203.2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636" calcext:value-type="float">
            <text:p>203.2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7696" calcext:value-type="float">
            <text:p>203.3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6464" calcext:value-type="float">
            <text:p>203.3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4752" calcext:value-type="float">
            <text:p>203.3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17424" calcext:value-type="float">
            <text:p>203.4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60096" calcext:value-type="float">
            <text:p>203.4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6924" calcext:value-type="float">
            <text:p>203.4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11912" calcext:value-type="float">
            <text:p>203.5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82016" calcext:value-type="float">
            <text:p>203.5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85064" calcext:value-type="float">
            <text:p>203.5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30784" calcext:value-type="float">
            <text:p>203.6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03936" calcext:value-type="float">
            <text:p>203.7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6736" calcext:value-type="float">
            <text:p>203.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76504" calcext:value-type="float">
            <text:p>203.6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61848" calcext:value-type="float">
            <text:p>203.7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8928" calcext:value-type="float">
            <text:p>203.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95376" calcext:value-type="float">
            <text:p>203.7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13664" calcext:value-type="float">
            <text:p>203.8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28904" calcext:value-type="float">
            <text:p>203.8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80136" calcext:value-type="float">
            <text:p>203.7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588" calcext:value-type="float">
            <text:p>203.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8928" calcext:value-type="float">
            <text:p>203.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83184" calcext:value-type="float">
            <text:p>203.7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7404" calcext:value-type="float">
            <text:p>203.7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64896" calcext:value-type="float">
            <text:p>203.7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49656" calcext:value-type="float">
            <text:p>203.7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25272" calcext:value-type="float">
            <text:p>203.7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4356" calcext:value-type="float">
            <text:p>203.7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10032" calcext:value-type="float">
            <text:p>203.7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94792" calcext:value-type="float">
            <text:p>203.6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88696" calcext:value-type="float">
            <text:p>203.6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64312" calcext:value-type="float">
            <text:p>203.6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49072" calcext:value-type="float">
            <text:p>203.6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55168" calcext:value-type="float">
            <text:p>203.6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61264" calcext:value-type="float">
            <text:p>203.6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49072" calcext:value-type="float">
            <text:p>203.6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09448" calcext:value-type="float">
            <text:p>203.6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88112" calcext:value-type="float">
            <text:p>203.5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72872" calcext:value-type="float">
            <text:p>203.5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94208" calcext:value-type="float">
            <text:p>203.5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2164" calcext:value-type="float">
            <text:p>203.6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63728" calcext:value-type="float">
            <text:p>203.5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302" calcext:value-type="float">
            <text:p>203.5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05816" calcext:value-type="float">
            <text:p>203.5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63144" calcext:value-type="float">
            <text:p>203.4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6924" calcext:value-type="float">
            <text:p>203.4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96672" calcext:value-type="float">
            <text:p>203.4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87528" calcext:value-type="float">
            <text:p>203.4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41808" calcext:value-type="float">
            <text:p>203.4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2352" calcext:value-type="float">
            <text:p>203.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29616" calcext:value-type="float">
            <text:p>203.4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35712" calcext:value-type="float">
            <text:p>203.4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44856" calcext:value-type="float">
            <text:p>203.4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11328" calcext:value-type="float">
            <text:p>203.4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2936" calcext:value-type="float">
            <text:p>203.3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61976" calcext:value-type="float">
            <text:p>203.2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4648" calcext:value-type="float">
            <text:p>203.3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3312" calcext:value-type="float">
            <text:p>203.2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4648" calcext:value-type="float">
            <text:p>203.3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9888" calcext:value-type="float">
            <text:p>203.3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38176" calcext:value-type="float">
            <text:p>203.3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4732" calcext:value-type="float">
            <text:p>203.3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9512" calcext:value-type="float">
            <text:p>203.3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3416" calcext:value-type="float">
            <text:p>203.3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3416" calcext:value-type="float">
            <text:p>203.3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41224" calcext:value-type="float">
            <text:p>203.3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9032" calcext:value-type="float">
            <text:p>203.3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3792" calcext:value-type="float">
            <text:p>203.3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9888" calcext:value-type="float">
            <text:p>203.3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7696" calcext:value-type="float">
            <text:p>203.3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38176" calcext:value-type="float">
            <text:p>203.3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684" calcext:value-type="float">
            <text:p>203.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95504" calcext:value-type="float">
            <text:p>203.2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4168" calcext:value-type="float">
            <text:p>203.2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9032" calcext:value-type="float">
            <text:p>203.3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1704" calcext:value-type="float">
            <text:p>203.3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4732" calcext:value-type="float">
            <text:p>203.3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9512" calcext:value-type="float">
            <text:p>203.3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1704" calcext:value-type="float">
            <text:p>203.3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684" calcext:value-type="float">
            <text:p>203.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9888" calcext:value-type="float">
            <text:p>203.3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3792" calcext:value-type="float">
            <text:p>203.3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9408" calcext:value-type="float">
            <text:p>203.2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9408" calcext:value-type="float">
            <text:p>203.2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98552" calcext:value-type="float">
            <text:p>203.2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7216" calcext:value-type="float">
            <text:p>203.2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3312" calcext:value-type="float">
            <text:p>203.2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95504" calcext:value-type="float">
            <text:p>203.2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9408" calcext:value-type="float">
            <text:p>203.2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95504" calcext:value-type="float">
            <text:p>203.2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61976" calcext:value-type="float">
            <text:p>203.2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37592" calcext:value-type="float">
            <text:p>203.2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31496" calcext:value-type="float">
            <text:p>203.2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5588" calcext:value-type="float">
            <text:p>203.2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5588" calcext:value-type="float">
            <text:p>203.2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68072" calcext:value-type="float">
            <text:p>203.2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6736" calcext:value-type="float">
            <text:p>203.2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3688" calcext:value-type="float">
            <text:p>203.2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22352" calcext:value-type="float">
            <text:p>203.2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82728" calcext:value-type="float">
            <text:p>203.1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82728" calcext:value-type="float">
            <text:p>203.1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88824" calcext:value-type="float">
            <text:p>203.1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88824" calcext:value-type="float">
            <text:p>203.1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58344" calcext:value-type="float">
            <text:p>203.1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24816" calcext:value-type="float">
            <text:p>203.1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9576" calcext:value-type="float">
            <text:p>203.1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3396" calcext:value-type="float">
            <text:p>203.1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61392" calcext:value-type="float">
            <text:p>203.1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0536" calcext:value-type="float">
            <text:p>203.1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01016" calcext:value-type="float">
            <text:p>203.2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6444" calcext:value-type="float">
            <text:p>203.1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01016" calcext:value-type="float">
            <text:p>203.2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6736" calcext:value-type="float">
            <text:p>203.2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5588" calcext:value-type="float">
            <text:p>203.2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4168" calcext:value-type="float">
            <text:p>203.2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7696" calcext:value-type="float">
            <text:p>203.3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9888" calcext:value-type="float">
            <text:p>203.3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4648" calcext:value-type="float">
            <text:p>203.3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7216" calcext:value-type="float">
            <text:p>203.2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65024" calcext:value-type="float">
            <text:p>203.2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52832" calcext:value-type="float">
            <text:p>203.2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31496" calcext:value-type="float">
            <text:p>203.2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9492" calcext:value-type="float">
            <text:p>203.1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19304" calcext:value-type="float">
            <text:p>203.2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61976" calcext:value-type="float">
            <text:p>203.2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636" calcext:value-type="float">
            <text:p>203.2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5984" calcext:value-type="float">
            <text:p>203.3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684" calcext:value-type="float">
            <text:p>203.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3792" calcext:value-type="float">
            <text:p>203.3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6464" calcext:value-type="float">
            <text:p>203.3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68656" calcext:value-type="float">
            <text:p>203.3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0848" calcext:value-type="float">
            <text:p>203.3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05232" calcext:value-type="float">
            <text:p>203.4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32664" calcext:value-type="float">
            <text:p>203.4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78384" calcext:value-type="float">
            <text:p>203.4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3876" calcext:value-type="float">
            <text:p>203.4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6944" calcext:value-type="float">
            <text:p>203.3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0848" calcext:value-type="float">
            <text:p>203.3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83896" calcext:value-type="float">
            <text:p>203.3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96088" calcext:value-type="float">
            <text:p>203.3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65608" calcext:value-type="float">
            <text:p>203.3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3416" calcext:value-type="float">
            <text:p>203.3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44272" calcext:value-type="float">
            <text:p>203.3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38176" calcext:value-type="float">
            <text:p>203.3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7696" calcext:value-type="float">
            <text:p>203.3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112" calcext:value-type="float">
            <text:p>203.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064" calcext:value-type="float">
            <text:p>203.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3688" calcext:value-type="float">
            <text:p>203.2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22352" calcext:value-type="float">
            <text:p>203.2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88824" calcext:value-type="float">
            <text:p>203.1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52248" calcext:value-type="float">
            <text:p>203.1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37008" calcext:value-type="float">
            <text:p>203.1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21768" calcext:value-type="float">
            <text:p>203.1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9576" calcext:value-type="float">
            <text:p>203.1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85192" calcext:value-type="float">
            <text:p>203.0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54712" calcext:value-type="float">
            <text:p>203.0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4252" calcext:value-type="float">
            <text:p>203.0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30328" calcext:value-type="float">
            <text:p>203.0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99848" calcext:value-type="float">
            <text:p>202.9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63272" calcext:value-type="float">
            <text:p>202.9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06" calcext:value-type="float">
            <text:p>202.9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14504" calcext:value-type="float">
            <text:p>202.9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99264" calcext:value-type="float">
            <text:p>202.8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536" calcext:value-type="float">
            <text:p>202.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96216" calcext:value-type="float">
            <text:p>202.8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964" calcext:value-type="float">
            <text:p>202.8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0496" calcext:value-type="float">
            <text:p>202.8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9868" calcext:value-type="float">
            <text:p>202.7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9912" calcext:value-type="float">
            <text:p>202.7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9432" calcext:value-type="float">
            <text:p>202.7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01144" calcext:value-type="float">
            <text:p>202.7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01144" calcext:value-type="float">
            <text:p>202.7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7616" calcext:value-type="float">
            <text:p>202.6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5424" calcext:value-type="float">
            <text:p>202.6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18848" calcext:value-type="float">
            <text:p>202.6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88368" calcext:value-type="float">
            <text:p>202.5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7032" calcext:value-type="float">
            <text:p>202.5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3128" calcext:value-type="float">
            <text:p>202.5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3984" calcext:value-type="float">
            <text:p>202.5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30456" calcext:value-type="float">
            <text:p>202.5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7864" calcext:value-type="float">
            <text:p>202.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54256" calcext:value-type="float">
            <text:p>202.4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42064" calcext:value-type="float">
            <text:p>202.4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29872" calcext:value-type="float">
            <text:p>202.4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99392" calcext:value-type="float">
            <text:p>202.3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43616" calcext:value-type="float">
            <text:p>201.1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39856" calcext:value-type="float">
            <text:p>201.5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8144" calcext:value-type="float">
            <text:p>201.5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232" calcext:value-type="float">
            <text:p>201.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0608" calcext:value-type="float">
            <text:p>201.4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2904" calcext:value-type="float">
            <text:p>201.5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4136" calcext:value-type="float">
            <text:p>201.4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9648" calcext:value-type="float">
            <text:p>201.3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3176" calcext:value-type="float">
            <text:p>201.4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0984" calcext:value-type="float">
            <text:p>201.4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0504" calcext:value-type="float">
            <text:p>201.3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2216" calcext:value-type="float">
            <text:p>201.3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3176" calcext:value-type="float">
            <text:p>201.4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0128" calcext:value-type="float">
            <text:p>201.4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8688" calcext:value-type="float">
            <text:p>201.3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7936" calcext:value-type="float">
            <text:p>201.4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0984" calcext:value-type="float">
            <text:p>201.4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11256" calcext:value-type="float">
            <text:p>201.3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7728" calcext:value-type="float">
            <text:p>201.2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3448" calcext:value-type="float">
            <text:p>201.3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5056" calcext:value-type="float">
            <text:p>201.2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2864" calcext:value-type="float">
            <text:p>201.2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07624" calcext:value-type="float">
            <text:p>201.2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47248" calcext:value-type="float">
            <text:p>201.2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07624" calcext:value-type="float">
            <text:p>201.2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372" calcext:value-type="float">
            <text:p>201.2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92384" calcext:value-type="float">
            <text:p>201.1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71048" calcext:value-type="float">
            <text:p>201.1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0192" calcext:value-type="float">
            <text:p>201.1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6288" calcext:value-type="float">
            <text:p>201.1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71048" calcext:value-type="float">
            <text:p>201.1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2228" calcext:value-type="float">
            <text:p>201.1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3752" calcext:value-type="float">
            <text:p>201.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43616" calcext:value-type="float">
            <text:p>201.1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92384" calcext:value-type="float">
            <text:p>201.1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5912" calcext:value-type="float">
            <text:p>201.2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0192" calcext:value-type="float">
            <text:p>201.1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41152" calcext:value-type="float">
            <text:p>201.2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7832" calcext:value-type="float">
            <text:p>201.3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02112" calcext:value-type="float">
            <text:p>201.3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3824" calcext:value-type="float">
            <text:p>201.2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11256" calcext:value-type="float">
            <text:p>201.3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4784" calcext:value-type="float">
            <text:p>201.3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9648" calcext:value-type="float">
            <text:p>201.3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48416" calcext:value-type="float">
            <text:p>201.4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4136" calcext:value-type="float">
            <text:p>201.4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1464" calcext:value-type="float">
            <text:p>201.4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2904" calcext:value-type="float">
            <text:p>201.5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9" calcext:value-type="float">
            <text:p>201.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5576" calcext:value-type="float">
            <text:p>201.5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85576" calcext:value-type="float">
            <text:p>201.5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3008" calcext:value-type="float">
            <text:p>201.6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49584" calcext:value-type="float">
            <text:p>201.6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61776" calcext:value-type="float">
            <text:p>201.6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8616" calcext:value-type="float">
            <text:p>201.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52632" calcext:value-type="float">
            <text:p>201.6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092" calcext:value-type="float">
            <text:p>201.6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092" calcext:value-type="float">
            <text:p>201.6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80064" calcext:value-type="float">
            <text:p>201.6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3968" calcext:value-type="float">
            <text:p>201.6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9688" calcext:value-type="float">
            <text:p>201.7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9312" calcext:value-type="float">
            <text:p>201.7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0272" calcext:value-type="float">
            <text:p>201.8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0648" calcext:value-type="float">
            <text:p>201.7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9792" calcext:value-type="float">
            <text:p>201.7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6904" calcext:value-type="float">
            <text:p>201.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6904" calcext:value-type="float">
            <text:p>201.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29416" calcext:value-type="float">
            <text:p>201.8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72088" calcext:value-type="float">
            <text:p>201.8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26952" calcext:value-type="float">
            <text:p>201.9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66576" calcext:value-type="float">
            <text:p>201.9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6716" calcext:value-type="float">
            <text:p>202.0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42776" calcext:value-type="float">
            <text:p>202.0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2144" calcext:value-type="float">
            <text:p>202.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39728" calcext:value-type="float">
            <text:p>202.0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18976" calcext:value-type="float">
            <text:p>202.1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2984" calcext:value-type="float">
            <text:p>202.1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6408" calcext:value-type="float">
            <text:p>202.1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0312" calcext:value-type="float">
            <text:p>202.1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25656" calcext:value-type="float">
            <text:p>202.2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37848" calcext:value-type="float">
            <text:p>202.2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956" calcext:value-type="float">
            <text:p>202.2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29288" calcext:value-type="float">
            <text:p>202.3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68328" calcext:value-type="float">
            <text:p>202.2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2624" calcext:value-type="float">
            <text:p>202.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11" calcext:value-type="float">
            <text:p>202.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59768" calcext:value-type="float">
            <text:p>202.3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05488" calcext:value-type="float">
            <text:p>202.4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0244" calcext:value-type="float">
            <text:p>202.4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634" calcext:value-type="float">
            <text:p>202.4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03024" calcext:value-type="float">
            <text:p>202.5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21312" calcext:value-type="float">
            <text:p>202.5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5484" calcext:value-type="float">
            <text:p>202.5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36552" calcext:value-type="float">
            <text:p>202.5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45696" calcext:value-type="float">
            <text:p>202.5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94464" calcext:value-type="float">
            <text:p>202.5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03608" calcext:value-type="float">
            <text:p>202.6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4568" calcext:value-type="float">
            <text:p>202.6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70664" calcext:value-type="float">
            <text:p>202.6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5424" calcext:value-type="float">
            <text:p>202.6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248" calcext:value-type="float">
            <text:p>202.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3336" calcext:value-type="float">
            <text:p>202.7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70664" calcext:value-type="float">
            <text:p>202.6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6384" calcext:value-type="float">
            <text:p>202.7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77344" calcext:value-type="float">
            <text:p>202.7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392" calcext:value-type="float">
            <text:p>202.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3064" calcext:value-type="float">
            <text:p>202.8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916" calcext:value-type="float">
            <text:p>202.8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3544" calcext:value-type="float">
            <text:p>202.8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87072" calcext:value-type="float">
            <text:p>202.8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93168" calcext:value-type="float">
            <text:p>202.8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3544" calcext:value-type="float">
            <text:p>202.8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1352" calcext:value-type="float">
            <text:p>202.8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392" calcext:value-type="float">
            <text:p>202.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392" calcext:value-type="float">
            <text:p>202.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44" calcext:value-type="float">
            <text:p>202.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6968" calcext:value-type="float">
            <text:p>202.8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682" calcext:value-type="float">
            <text:p>202.7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0288" calcext:value-type="float">
            <text:p>202.7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8576" calcext:value-type="float">
            <text:p>202.7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392" calcext:value-type="float">
            <text:p>202.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32208" calcext:value-type="float">
            <text:p>202.8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392" calcext:value-type="float">
            <text:p>202.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6592" calcext:value-type="float">
            <text:p>202.8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84024" calcext:value-type="float">
            <text:p>202.8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62688" calcext:value-type="float">
            <text:p>202.8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6592" calcext:value-type="float">
            <text:p>202.8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87072" calcext:value-type="float">
            <text:p>202.8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06" calcext:value-type="float">
            <text:p>202.9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99264" calcext:value-type="float">
            <text:p>202.8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44" calcext:value-type="float">
            <text:p>202.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6968" calcext:value-type="float">
            <text:p>202.8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44" calcext:value-type="float">
            <text:p>202.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0016" calcext:value-type="float">
            <text:p>202.8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62104" calcext:value-type="float">
            <text:p>202.7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248" calcext:value-type="float">
            <text:p>202.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2" calcext:value-type="float">
            <text:p>202.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0724" calcext:value-type="float">
            <text:p>202.7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8576" calcext:value-type="float">
            <text:p>202.7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0288" calcext:value-type="float">
            <text:p>202.7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0288" calcext:value-type="float">
            <text:p>202.7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9432" calcext:value-type="float">
            <text:p>202.7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0768" calcext:value-type="float">
            <text:p>202.7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56008" calcext:value-type="float">
            <text:p>202.7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65152" calcext:value-type="float">
            <text:p>202.7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56008" calcext:value-type="float">
            <text:p>202.7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6864" calcext:value-type="float">
            <text:p>202.7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3816" calcext:value-type="float">
            <text:p>202.7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5296" calcext:value-type="float">
            <text:p>202.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65152" calcext:value-type="float">
            <text:p>202.7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0872" calcext:value-type="float">
            <text:p>202.8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6488" calcext:value-type="float">
            <text:p>202.7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92584" calcext:value-type="float">
            <text:p>202.7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74296" calcext:value-type="float">
            <text:p>202.7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95632" calcext:value-type="float">
            <text:p>202.7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392" calcext:value-type="float">
            <text:p>202.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44" calcext:value-type="float">
            <text:p>202.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77928" calcext:value-type="float">
            <text:p>202.8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68784" calcext:value-type="float">
            <text:p>202.8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77928" calcext:value-type="float">
            <text:p>202.8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536" calcext:value-type="float">
            <text:p>202.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11456" calcext:value-type="float">
            <text:p>202.9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9744" calcext:value-type="float">
            <text:p>202.9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78512" calcext:value-type="float">
            <text:p>202.9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05944" calcext:value-type="float">
            <text:p>203.0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1204" calcext:value-type="float">
            <text:p>203.0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18136" calcext:value-type="float">
            <text:p>203.0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4252" calcext:value-type="float">
            <text:p>203.0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73" calcext:value-type="float">
            <text:p>203.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91288" calcext:value-type="float">
            <text:p>203.0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348" calcext:value-type="float">
            <text:p>203.1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21768" calcext:value-type="float">
            <text:p>203.1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9576" calcext:value-type="float">
            <text:p>203.1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73" calcext:value-type="float">
            <text:p>203.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5776" calcext:value-type="float">
            <text:p>203.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79096" calcext:value-type="float">
            <text:p>203.0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85192" calcext:value-type="float">
            <text:p>203.0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21184" calcext:value-type="float">
            <text:p>203.0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6696" calcext:value-type="float">
            <text:p>202.9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3648" calcext:value-type="float">
            <text:p>202.9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6632" calcext:value-type="float">
            <text:p>202.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57176" calcext:value-type="float">
            <text:p>202.9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17552" calcext:value-type="float">
            <text:p>202.9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2312" calcext:value-type="float">
            <text:p>202.9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8408" calcext:value-type="float">
            <text:p>202.9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71832" calcext:value-type="float">
            <text:p>202.8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0496" calcext:value-type="float">
            <text:p>202.8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1352" calcext:value-type="float">
            <text:p>202.8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916" calcext:value-type="float">
            <text:p>202.8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6488" calcext:value-type="float">
            <text:p>202.7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3816" calcext:value-type="float">
            <text:p>202.7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5528" calcext:value-type="float">
            <text:p>202.7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5296" calcext:value-type="float">
            <text:p>202.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65152" calcext:value-type="float">
            <text:p>202.7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95632" calcext:value-type="float">
            <text:p>202.7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6112" calcext:value-type="float">
            <text:p>202.8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1352" calcext:value-type="float">
            <text:p>202.8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1392" calcext:value-type="float">
            <text:p>202.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38304" calcext:value-type="float">
            <text:p>202.8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62688" calcext:value-type="float">
            <text:p>202.8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0496" calcext:value-type="float">
            <text:p>202.8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3064" calcext:value-type="float">
            <text:p>202.8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344" calcext:value-type="float">
            <text:p>202.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62104" calcext:value-type="float">
            <text:p>202.7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34672" calcext:value-type="float">
            <text:p>202.7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5528" calcext:value-type="float">
            <text:p>202.7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01144" calcext:value-type="float">
            <text:p>202.7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7676" calcext:value-type="float">
            <text:p>202.6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152" calcext:value-type="float">
            <text:p>202.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4628" calcext:value-type="float">
            <text:p>202.6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06656" calcext:value-type="float">
            <text:p>202.6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3128" calcext:value-type="float">
            <text:p>202.5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51792" calcext:value-type="float">
            <text:p>202.5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45696" calcext:value-type="float">
            <text:p>202.5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18264" calcext:value-type="float">
            <text:p>202.5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03024" calcext:value-type="float">
            <text:p>202.5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84736" calcext:value-type="float">
            <text:p>202.4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5968" calcext:value-type="float">
            <text:p>202.4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20728" calcext:value-type="float">
            <text:p>202.4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96344" calcext:value-type="float">
            <text:p>202.3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59768" calcext:value-type="float">
            <text:p>202.3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44528" calcext:value-type="float">
            <text:p>202.3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29288" calcext:value-type="float">
            <text:p>202.3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11" calcext:value-type="float">
            <text:p>202.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86616" calcext:value-type="float">
            <text:p>202.2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6528" calcext:value-type="float">
            <text:p>202.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348" calcext:value-type="float">
            <text:p>202.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0432" calcext:value-type="float">
            <text:p>202.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82984" calcext:value-type="float">
            <text:p>202.1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52504" calcext:value-type="float">
            <text:p>202.1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9456" calcext:value-type="float">
            <text:p>202.1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37264" calcext:value-type="float">
            <text:p>202.1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91544" calcext:value-type="float">
            <text:p>202.0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70208" calcext:value-type="float">
            <text:p>202.0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45824" calcext:value-type="float">
            <text:p>202.0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09248" calcext:value-type="float">
            <text:p>202.0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78768" calcext:value-type="float">
            <text:p>201.9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81816" calcext:value-type="float">
            <text:p>201.9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72672" calcext:value-type="float">
            <text:p>201.9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23904" calcext:value-type="float">
            <text:p>201.9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87328" calcext:value-type="float">
            <text:p>201.8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6904" calcext:value-type="float">
            <text:p>201.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3856" calcext:value-type="float">
            <text:p>201.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14176" calcext:value-type="float">
            <text:p>201.8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98936" calcext:value-type="float">
            <text:p>201.7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9792" calcext:value-type="float">
            <text:p>201.7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0648" calcext:value-type="float">
            <text:p>201.7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41024" calcext:value-type="float">
            <text:p>201.7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22736" calcext:value-type="float">
            <text:p>201.7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58728" calcext:value-type="float">
            <text:p>201.6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22152" calcext:value-type="float">
            <text:p>201.6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6056" calcext:value-type="float">
            <text:p>201.6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472" calcext:value-type="float">
            <text:p>201.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42904" calcext:value-type="float">
            <text:p>201.5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09376" calcext:value-type="float">
            <text:p>201.5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84992" calcext:value-type="float">
            <text:p>201.4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75848" calcext:value-type="float">
            <text:p>201.4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6704" calcext:value-type="float">
            <text:p>201.4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0128" calcext:value-type="float">
            <text:p>201.4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9648" calcext:value-type="float">
            <text:p>201.3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2216" calcext:value-type="float">
            <text:p>201.3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7832" calcext:value-type="float">
            <text:p>201.3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564" calcext:value-type="float">
            <text:p>201.3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6872" calcext:value-type="float">
            <text:p>201.2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50296" calcext:value-type="float">
            <text:p>201.2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68584" calcext:value-type="float">
            <text:p>201.2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47248" calcext:value-type="float">
            <text:p>201.2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896" calcext:value-type="float">
            <text:p>201.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47248" calcext:value-type="float">
            <text:p>201.2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95432" calcext:value-type="float">
            <text:p>201.1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3752" calcext:value-type="float">
            <text:p>201.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2228" calcext:value-type="float">
            <text:p>201.1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132" calcext:value-type="float">
            <text:p>201.0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49128" calcext:value-type="float">
            <text:p>201.0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4608" calcext:value-type="float">
            <text:p>201.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43032" calcext:value-type="float">
            <text:p>201.0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27792" calcext:value-type="float">
            <text:p>201.0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2072" calcext:value-type="float">
            <text:p>200.9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60736" calcext:value-type="float">
            <text:p>200.9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7688" calcext:value-type="float">
            <text:p>200.9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7688" calcext:value-type="float">
            <text:p>200.9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0892" calcext:value-type="float">
            <text:p>200.9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9368" calcext:value-type="float">
            <text:p>200.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57104" calcext:value-type="float">
            <text:p>200.8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35768" calcext:value-type="float">
            <text:p>200.8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9192" calcext:value-type="float">
            <text:p>200.7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74808" calcext:value-type="float">
            <text:p>200.7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77856" calcext:value-type="float">
            <text:p>200.7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80904" calcext:value-type="float">
            <text:p>200.7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22992" calcext:value-type="float">
            <text:p>200.7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04704" calcext:value-type="float">
            <text:p>200.7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7272" calcext:value-type="float">
            <text:p>200.6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0696" calcext:value-type="float">
            <text:p>200.6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936" calcext:value-type="float">
            <text:p>200.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6688" calcext:value-type="float">
            <text:p>200.5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9256" calcext:value-type="float">
            <text:p>200.5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792" calcext:value-type="float">
            <text:p>200.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9632" calcext:value-type="float">
            <text:p>200.5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85248" calcext:value-type="float">
            <text:p>200.4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5624" calcext:value-type="float">
            <text:p>200.4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9048" calcext:value-type="float">
            <text:p>200.4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6856" calcext:value-type="float">
            <text:p>200.3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7552" calcext:value-type="float">
            <text:p>200.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51136" calcext:value-type="float">
            <text:p>200.3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8944" calcext:value-type="float">
            <text:p>200.3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08464" calcext:value-type="float">
            <text:p>200.3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9696" calcext:value-type="float">
            <text:p>200.2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32264" calcext:value-type="float">
            <text:p>200.2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35312" calcext:value-type="float">
            <text:p>200.2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0928" calcext:value-type="float">
            <text:p>200.2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53016" calcext:value-type="float">
            <text:p>200.1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6216" calcext:value-type="float">
            <text:p>200.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74" calcext:value-type="float">
            <text:p>200.1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1304" calcext:value-type="float">
            <text:p>200.1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95688" calcext:value-type="float">
            <text:p>200.1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3836" calcext:value-type="float">
            <text:p>200.2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6168" calcext:value-type="float">
            <text:p>200.2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01784" calcext:value-type="float">
            <text:p>200.2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95688" calcext:value-type="float">
            <text:p>200.1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71304" calcext:value-type="float">
            <text:p>200.1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8632" calcext:value-type="float">
            <text:p>200.1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8152" calcext:value-type="float">
            <text:p>200.0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3392" calcext:value-type="float">
            <text:p>200.1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3392" calcext:value-type="float">
            <text:p>200.1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64624" calcext:value-type="float">
            <text:p>200.0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024" calcext:value-type="float">
            <text:p>200.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452" calcext:value-type="float">
            <text:p>199.9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5376" calcext:value-type="float">
            <text:p>199.9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976" calcext:value-type="float">
            <text:p>200.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4896" calcext:value-type="float">
            <text:p>199.9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6404" calcext:value-type="float">
            <text:p>199.9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6504" calcext:value-type="float">
            <text:p>199.8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32976" calcext:value-type="float">
            <text:p>199.8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164" calcext:value-type="float">
            <text:p>199.8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2016" calcext:value-type="float">
            <text:p>199.7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17152" calcext:value-type="float">
            <text:p>199.7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068" calcext:value-type="float">
            <text:p>199.7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4584" calcext:value-type="float">
            <text:p>199.7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7528" calcext:value-type="float">
            <text:p>199.6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496" calcext:value-type="float">
            <text:p>199.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0096" calcext:value-type="float">
            <text:p>199.6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2664" calcext:value-type="float">
            <text:p>199.6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5712" calcext:value-type="float">
            <text:p>199.6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1808" calcext:value-type="float">
            <text:p>199.6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9616" calcext:value-type="float">
            <text:p>199.6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7904" calcext:value-type="float">
            <text:p>199.6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0952" calcext:value-type="float">
            <text:p>199.6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98864" calcext:value-type="float">
            <text:p>199.6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3624" calcext:value-type="float">
            <text:p>199.6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0472" calcext:value-type="float">
            <text:p>199.6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4856" calcext:value-type="float">
            <text:p>199.6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924" calcext:value-type="float">
            <text:p>199.6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98864" calcext:value-type="float">
            <text:p>199.6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6296" calcext:value-type="float">
            <text:p>199.7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448" calcext:value-type="float">
            <text:p>199.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3144" calcext:value-type="float">
            <text:p>199.6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3248" calcext:value-type="float">
            <text:p>199.7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2016" calcext:value-type="float">
            <text:p>199.7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8116" calcext:value-type="float">
            <text:p>199.7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544" calcext:value-type="float">
            <text:p>199.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2392" calcext:value-type="float">
            <text:p>199.7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9824" calcext:value-type="float">
            <text:p>199.7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2688" calcext:value-type="float">
            <text:p>199.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36024" calcext:value-type="float">
            <text:p>199.8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9824" calcext:value-type="float">
            <text:p>199.7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4584" calcext:value-type="float">
            <text:p>199.7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592" calcext:value-type="float">
            <text:p>199.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64" calcext:value-type="float">
            <text:p>199.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4212" calcext:value-type="float">
            <text:p>199.8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81744" calcext:value-type="float">
            <text:p>199.8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1848" calcext:value-type="float">
            <text:p>199.9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2224" calcext:value-type="float">
            <text:p>199.9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0512" calcext:value-type="float">
            <text:p>199.9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27464" calcext:value-type="float">
            <text:p>199.9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6232" calcext:value-type="float">
            <text:p>199.9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6712" calcext:value-type="float">
            <text:p>200.0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452" calcext:value-type="float">
            <text:p>199.9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452" calcext:value-type="float">
            <text:p>199.9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8424" calcext:value-type="float">
            <text:p>199.9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8528" calcext:value-type="float">
            <text:p>200.0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8152" calcext:value-type="float">
            <text:p>200.0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9008" calcext:value-type="float">
            <text:p>200.0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4728" calcext:value-type="float">
            <text:p>200.1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56064" calcext:value-type="float">
            <text:p>200.1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4692" calcext:value-type="float">
            <text:p>200.1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2536" calcext:value-type="float">
            <text:p>200.1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9488" calcext:value-type="float">
            <text:p>200.1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80448" calcext:value-type="float">
            <text:p>200.1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7024" calcext:value-type="float">
            <text:p>200.2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9696" calcext:value-type="float">
            <text:p>200.2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408" calcext:value-type="float">
            <text:p>200.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1032" calcext:value-type="float">
            <text:p>200.2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01784" calcext:value-type="float">
            <text:p>200.2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65792" calcext:value-type="float">
            <text:p>200.2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81616" calcext:value-type="float">
            <text:p>200.3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12096" calcext:value-type="float">
            <text:p>200.4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6856" calcext:value-type="float">
            <text:p>200.3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57232" calcext:value-type="float">
            <text:p>200.3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8672" calcext:value-type="float">
            <text:p>200.4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7816" calcext:value-type="float">
            <text:p>200.4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9744" calcext:value-type="float">
            <text:p>200.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3536" calcext:value-type="float">
            <text:p>200.5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6584" calcext:value-type="float">
            <text:p>200.5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67544" calcext:value-type="float">
            <text:p>200.5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07168" calcext:value-type="float">
            <text:p>200.6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936" calcext:value-type="float">
            <text:p>200.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6312" calcext:value-type="float">
            <text:p>200.6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3744" calcext:value-type="float">
            <text:p>200.6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032" calcext:value-type="float">
            <text:p>200.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92512" calcext:value-type="float">
            <text:p>200.6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1176" calcext:value-type="float">
            <text:p>200.6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7272" calcext:value-type="float">
            <text:p>200.6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08" calcext:value-type="float">
            <text:p>200.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08" calcext:value-type="float">
            <text:p>200.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29088" calcext:value-type="float">
            <text:p>200.7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6144" calcext:value-type="float">
            <text:p>200.7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1748" calcext:value-type="float">
            <text:p>200.8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68712" calcext:value-type="float">
            <text:p>200.7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96144" calcext:value-type="float">
            <text:p>200.7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87584" calcext:value-type="float">
            <text:p>200.8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5496" calcext:value-type="float">
            <text:p>200.9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72928" calcext:value-type="float">
            <text:p>200.9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49128" calcext:value-type="float">
            <text:p>201.0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7416" calcext:value-type="float">
            <text:p>201.0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8512" calcext:value-type="float">
            <text:p>200.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55224" calcext:value-type="float">
            <text:p>201.0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73512" calcext:value-type="float">
            <text:p>201.0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13136" calcext:value-type="float">
            <text:p>201.1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07624" calcext:value-type="float">
            <text:p>201.2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86288" calcext:value-type="float">
            <text:p>201.1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71048" calcext:value-type="float">
            <text:p>201.1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16768" calcext:value-type="float">
            <text:p>201.2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62488" calcext:value-type="float">
            <text:p>201.2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38104" calcext:value-type="float">
            <text:p>201.2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468" calcext:value-type="float">
            <text:p>201.2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2592" calcext:value-type="float">
            <text:p>201.3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7936" calcext:value-type="float">
            <text:p>201.4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6704" calcext:value-type="float">
            <text:p>201.4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2708" calcext:value-type="float">
            <text:p>201.4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63656" calcext:value-type="float">
            <text:p>201.4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948" calcext:value-type="float">
            <text:p>201.5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472" calcext:value-type="float">
            <text:p>201.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2424" calcext:value-type="float">
            <text:p>201.5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24616" calcext:value-type="float">
            <text:p>201.5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19104" calcext:value-type="float">
            <text:p>201.6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7016" calcext:value-type="float">
            <text:p>201.6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8352" calcext:value-type="float">
            <text:p>201.6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4712" calcext:value-type="float">
            <text:p>201.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5304" calcext:value-type="float">
            <text:p>201.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44072" calcext:value-type="float">
            <text:p>201.7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0808" calcext:value-type="float">
            <text:p>201.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47704" calcext:value-type="float">
            <text:p>201.8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6848" calcext:value-type="float">
            <text:p>201.8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50752" calcext:value-type="float">
            <text:p>201.8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11712" calcext:value-type="float">
            <text:p>201.9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51336" calcext:value-type="float">
            <text:p>201.9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94008" calcext:value-type="float">
            <text:p>201.9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58016" calcext:value-type="float">
            <text:p>202.0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94008" calcext:value-type="float">
            <text:p>201.9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7572" calcext:value-type="float">
            <text:p>201.9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12296" calcext:value-type="float">
            <text:p>202.0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64112" calcext:value-type="float">
            <text:p>202.0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5192" calcext:value-type="float">
            <text:p>202.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0312" calcext:value-type="float">
            <text:p>202.1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98224" calcext:value-type="float">
            <text:p>202.1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53088" calcext:value-type="float">
            <text:p>202.2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956" calcext:value-type="float">
            <text:p>202.2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55552" calcext:value-type="float">
            <text:p>202.1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6512" calcext:value-type="float">
            <text:p>202.2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46992" calcext:value-type="float">
            <text:p>202.2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62232" calcext:value-type="float">
            <text:p>202.2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37848" calcext:value-type="float">
            <text:p>202.2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68328" calcext:value-type="float">
            <text:p>202.2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71376" calcext:value-type="float">
            <text:p>202.2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71376" calcext:value-type="float">
            <text:p>202.2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23192" calcext:value-type="float">
            <text:p>202.3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17096" calcext:value-type="float">
            <text:p>202.3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32336" calcext:value-type="float">
            <text:p>202.3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75008" calcext:value-type="float">
            <text:p>202.3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9016" calcext:value-type="float">
            <text:p>202.4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60352" calcext:value-type="float">
            <text:p>202.4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35968" calcext:value-type="float">
            <text:p>202.4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87784" calcext:value-type="float">
            <text:p>202.4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9388" calcext:value-type="float">
            <text:p>202.4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12168" calcext:value-type="float">
            <text:p>202.5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7032" calcext:value-type="float">
            <text:p>202.5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03608" calcext:value-type="float">
            <text:p>202.6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43232" calcext:value-type="float">
            <text:p>202.6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67616" calcext:value-type="float">
            <text:p>202.6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09704" calcext:value-type="float">
            <text:p>202.6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24944" calcext:value-type="float">
            <text:p>202.6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51792" calcext:value-type="float">
            <text:p>202.5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06656" calcext:value-type="float">
            <text:p>202.6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8096" calcext:value-type="float">
            <text:p>202.6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5048" calcext:value-type="float">
            <text:p>202.6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7676" calcext:value-type="float">
            <text:p>202.6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40768" calcext:value-type="float">
            <text:p>202.7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34672" calcext:value-type="float">
            <text:p>202.7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8096" calcext:value-type="float">
            <text:p>202.6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8576" calcext:value-type="float">
            <text:p>202.7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6384" calcext:value-type="float">
            <text:p>202.7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3336" calcext:value-type="float">
            <text:p>202.7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92584" calcext:value-type="float">
            <text:p>202.7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916" calcext:value-type="float">
            <text:p>202.8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916" calcext:value-type="float">
            <text:p>202.8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50496" calcext:value-type="float">
            <text:p>202.8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7488" calcext:value-type="float">
            <text:p>202.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44984" calcext:value-type="float">
            <text:p>202.9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06" calcext:value-type="float">
            <text:p>202.9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14504" calcext:value-type="float">
            <text:p>202.9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41936" calcext:value-type="float">
            <text:p>202.9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93752" calcext:value-type="float">
            <text:p>202.9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36424" calcext:value-type="float">
            <text:p>203.0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73" calcext:value-type="float">
            <text:p>203.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76048" calcext:value-type="float">
            <text:p>203.0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0432" calcext:value-type="float">
            <text:p>203.1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67488" calcext:value-type="float">
            <text:p>203.1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91288" calcext:value-type="float">
            <text:p>203.0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06528" calcext:value-type="float">
            <text:p>203.1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12624" calcext:value-type="float">
            <text:p>203.1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1872" calcext:value-type="float">
            <text:p>203.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73584" calcext:value-type="float">
            <text:p>203.1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254" calcext:value-type="float">
            <text:p>203.2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19304" calcext:value-type="float">
            <text:p>203.2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61976" calcext:value-type="float">
            <text:p>203.2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9408" calcext:value-type="float">
            <text:p>203.2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684" calcext:value-type="float">
            <text:p>203.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684" calcext:value-type="float">
            <text:p>203.3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112" calcext:value-type="float">
            <text:p>203.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3688" calcext:value-type="float">
            <text:p>203.2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49784" calcext:value-type="float">
            <text:p>203.2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4168" calcext:value-type="float">
            <text:p>203.2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7216" calcext:value-type="float">
            <text:p>203.2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4648" calcext:value-type="float">
            <text:p>203.3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9032" calcext:value-type="float">
            <text:p>203.3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3208" calcext:value-type="float">
            <text:p>203.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65608" calcext:value-type="float">
            <text:p>203.3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68656" calcext:value-type="float">
            <text:p>203.3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9032" calcext:value-type="float">
            <text:p>203.3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0744" calcext:value-type="float">
            <text:p>203.3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98552" calcext:value-type="float">
            <text:p>203.2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22936" calcext:value-type="float">
            <text:p>203.3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59512" calcext:value-type="float">
            <text:p>203.3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44272" calcext:value-type="float">
            <text:p>203.3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9408" calcext:value-type="float">
            <text:p>203.2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4168" calcext:value-type="float">
            <text:p>203.2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80264" calcext:value-type="float">
            <text:p>203.2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61976" calcext:value-type="float">
            <text:p>203.2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31496" calcext:value-type="float">
            <text:p>203.2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1016" calcext:value-type="float">
            <text:p>203.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28448" calcext:value-type="float">
            <text:p>203.2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01016" calcext:value-type="float">
            <text:p>203.2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492" calcext:value-type="float">
            <text:p>203.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37008" calcext:value-type="float">
            <text:p>203.1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492" calcext:value-type="float">
            <text:p>203.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40056" calcext:value-type="float">
            <text:p>203.1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94336" calcext:value-type="float">
            <text:p>203.0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48616" calcext:value-type="float">
            <text:p>203.0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2728" calcext:value-type="float">
            <text:p>203.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18136" calcext:value-type="float">
            <text:p>203.0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1204" calcext:value-type="float">
            <text:p>203.0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75464" calcext:value-type="float">
            <text:p>202.9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38888" calcext:value-type="float">
            <text:p>202.9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06" calcext:value-type="float">
            <text:p>202.9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02312" calcext:value-type="float">
            <text:p>202.9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84024" calcext:value-type="float">
            <text:p>202.8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68784" calcext:value-type="float">
            <text:p>202.8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47448" calcext:value-type="float">
            <text:p>202.8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826112" calcext:value-type="float">
            <text:p>202.8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8344" calcext:value-type="float">
            <text:p>202.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59056" calcext:value-type="float">
            <text:p>202.7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8576" calcext:value-type="float">
            <text:p>202.7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19432" calcext:value-type="float">
            <text:p>202.7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5048" calcext:value-type="float">
            <text:p>202.6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49328" calcext:value-type="float">
            <text:p>202.6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37136" calcext:value-type="float">
            <text:p>202.6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97512" calcext:value-type="float">
            <text:p>202.5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008" calcext:value-type="float">
            <text:p>202.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0936" calcext:value-type="float">
            <text:p>202.5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63984" calcext:value-type="float">
            <text:p>202.5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15216" calcext:value-type="float">
            <text:p>202.5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66448" calcext:value-type="float">
            <text:p>202.4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4816" calcext:value-type="float">
            <text:p>202.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23776" calcext:value-type="float">
            <text:p>202.4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99392" calcext:value-type="float">
            <text:p>202.3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62816" calcext:value-type="float">
            <text:p>202.3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50624" calcext:value-type="float">
            <text:p>202.3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35384" calcext:value-type="float">
            <text:p>202.3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11" calcext:value-type="float">
            <text:p>202.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68328" calcext:value-type="float">
            <text:p>202.2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25656" calcext:value-type="float">
            <text:p>202.2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95176" calcext:value-type="float">
            <text:p>202.1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0416" calcext:value-type="float">
            <text:p>202.2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13464" calcext:value-type="float">
            <text:p>202.2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55552" calcext:value-type="float">
            <text:p>202.1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336" calcext:value-type="float">
            <text:p>202.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40312" calcext:value-type="float">
            <text:p>202.1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5448" calcext:value-type="float">
            <text:p>202.0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45824" calcext:value-type="float">
            <text:p>202.0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3668" calcext:value-type="float">
            <text:p>202.0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27536" calcext:value-type="float">
            <text:p>202.0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03152" calcext:value-type="float">
            <text:p>202.0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84864" calcext:value-type="float">
            <text:p>201.9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524" calcext:value-type="float">
            <text:p>201.9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72672" calcext:value-type="float">
            <text:p>201.9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42192" calcext:value-type="float">
            <text:p>201.9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11712" calcext:value-type="float">
            <text:p>201.9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902568" calcext:value-type="float">
            <text:p>201.9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8428" calcext:value-type="float">
            <text:p>201.8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62944" calcext:value-type="float">
            <text:p>201.8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44656" calcext:value-type="float">
            <text:p>201.8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14176" calcext:value-type="float">
            <text:p>201.8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9284" calcext:value-type="float">
            <text:p>201.7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83696" calcext:value-type="float">
            <text:p>201.7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0168" calcext:value-type="float">
            <text:p>201.7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95304" calcext:value-type="float">
            <text:p>201.6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80064" calcext:value-type="float">
            <text:p>201.6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092" calcext:value-type="float">
            <text:p>201.6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22152" calcext:value-type="float">
            <text:p>201.6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73384" calcext:value-type="float">
            <text:p>201.5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67288" calcext:value-type="float">
            <text:p>201.5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91672" calcext:value-type="float">
            <text:p>201.5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94136" calcext:value-type="float">
            <text:p>201.4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39272" calcext:value-type="float">
            <text:p>201.4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1184" calcext:value-type="float">
            <text:p>201.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966" calcext:value-type="float">
            <text:p>201.3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56976" calcext:value-type="float">
            <text:p>201.3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3448" calcext:value-type="float">
            <text:p>201.3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9064" calcext:value-type="float">
            <text:p>201.2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17352" calcext:value-type="float">
            <text:p>201.3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9064" calcext:value-type="float">
            <text:p>201.2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77728" calcext:value-type="float">
            <text:p>201.2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2896" calcext:value-type="float">
            <text:p>201.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07624" calcext:value-type="float">
            <text:p>201.2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0776" calcext:value-type="float">
            <text:p>201.2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792" calcext:value-type="float">
            <text:p>200.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984" calcext:value-type="float">
            <text:p>200.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8992" calcext:value-type="float">
            <text:p>201.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3856" calcext:value-type="float">
            <text:p>201.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952" calcext:value-type="float">
            <text:p>201.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84" calcext:value-type="float">
            <text:p>200.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7216" calcext:value-type="float">
            <text:p>203.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6736" calcext:value-type="float">
            <text:p>203.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3104" calcext:value-type="float">
            <text:p>202.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872" calcext:value-type="float">
            <text:p>202.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1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6216" calcext:value-type="float">
            <text:p>200.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3144" calcext:value-type="float">
            <text:p>205.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6256" calcext:value-type="float">
            <text:p>203.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492" calcext:value-type="float">
            <text:p>203.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6528" calcext:value-type="float">
            <text:p>202.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57008" calcext:value-type="float">
            <text:p>202.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5944" calcext:value-type="float">
            <text:p>201.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84" calcext:value-type="float">
            <text:p>200.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7384" calcext:value-type="float">
            <text:p>202.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128" calcext:value-type="float">
            <text:p>204.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9344" calcext:value-type="float">
            <text:p>206.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376" calcext:value-type="float">
            <text:p>209.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9696" calcext:value-type="float">
            <text:p>211.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88" calcext:value-type="float">
            <text:p>215.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48192" calcext:value-type="float">
            <text:p>213.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672" calcext:value-type="float">
            <text:p>213.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12" calcext:value-type="float">
            <text:p>215.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2448" calcext:value-type="float">
            <text:p>218.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7416" calcext:value-type="float">
            <text:p>219.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9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24264" calcext:value-type="float">
            <text:p>219.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8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4472" calcext:value-type="float">
            <text:p>220.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8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9544" calcext:value-type="float">
            <text:p>222.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8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75952" calcext:value-type="float">
            <text:p>224.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8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07016" calcext:value-type="float">
            <text:p>226.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8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838" calcext:value-type="float">
            <text:p>227.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8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" calcext:value-type="float">
            <text:p>22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8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886" calcext:value-type="float">
            <text:p>230.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156112015101</text:p>
          </table:table-cell>
          <table:table-cell office:value-type="string" calcext:value-type="string">
            <text:p>D-06-03 27CCC [RED RIVER]</text:p>
          </table:table-cell>
          <table:table-cell office:value-type="string" calcext:value-type="string">
            <text:p>197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984" calcext:value-type="float">
            <text:p>215.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94" meta:object-count="0"/>
    <meta:user-defined meta:name="AppVersion">3.0</meta:user-defined>
  </office:meta>
</office:document-meta>
</file>